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4.5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2cm" svg:x="2cm" svg:y="2cm">
          <text:p text:style-name="P1">AD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cm" svg:x="14cm" svg:y="9cm">
          <text:p text:style-name="P1">App-V Sequenc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cm" svg:x="4cm" svg:y="9cm">
          <text:p text:style-name="P1">App-V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cm" svg:x="2.6cm" svg:y="16.8cm">
          <text:p text:style-name="P1">AD Clie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cm" svg:x="2.3cm" svg:y="16.5cm">
          <text:p text:style-name="P1">AD Clie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cm" svg:x="2cm" svg:y="16cm">
          <text:p text:style-name="P1">App-V Client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cm" svg:y1="4.5cm" svg:x2="2cm" svg:y2="15.7cm">
          <text:p/>
        </draw:line>
        <draw:line draw:style-name="gr2" draw:text-style-name="P2" draw:layer="layout" svg:x1="5cm" svg:y1="4.5cm" svg:x2="5cm" svg:y2="8.6cm">
          <text:p/>
        </draw:line>
        <draw:line draw:style-name="gr2" draw:text-style-name="P2" draw:layer="layout" svg:x1="7.5cm" svg:y1="4.5cm" svg:x2="13.6cm" svg:y2="8.6cm">
          <text:p/>
        </draw:line>
        <draw:line draw:style-name="gr3" draw:text-style-name="P2" draw:layer="layout" svg:x1="9.6cm" svg:y1="10cm" svg:x2="13.4cm" svg:y2="10cm">
          <text:p/>
        </draw:line>
        <draw:line draw:style-name="gr3" draw:text-style-name="P2" draw:layer="layout" svg:x1="6cm" svg:y1="11.6cm" svg:x2="6cm" svg:y2="15.5cm">
          <text:p/>
        </draw:line>
        <draw:line draw:style-name="gr2" draw:text-style-name="P2" draw:layer="layout" svg:x1="16.5cm" svg:y1="5.5cm" svg:x2="16.5cm" svg:y2="8.5cm">
          <text:p/>
        </draw:line>
        <draw:custom-shape draw:style-name="gr1" draw:text-style-name="P1" draw:layer="layout" svg:width="5cm" svg:height="2cm" svg:x="2cm" svg:y="22cm">
          <text:p text:style-name="P1">V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cm" svg:x="14cm" svg:y="22.8cm">
          <text:p text:style-name="P1">AD Clie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cm" svg:x="13.7cm" svg:y="22.5cm">
          <text:p text:style-name="P1">AD Clie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cm" svg:x="13.4cm" svg:y="22cm">
          <text:p text:style-name="P1">VMs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cm" svg:y1="21cm" svg:x2="20cm" svg:y2="21cm">
          <text:p/>
        </draw:line>
        <draw:custom-shape draw:style-name="gr5" draw:text-style-name="P1" draw:layer="layout" svg:width="5cm" svg:height="2cm" svg:x="14.6cm" svg:y="2.7cm">
          <text:p text:style-name="P1">App MSI'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5cm" svg:height="2cm" svg:x="14.3cm" svg:y="2.3cm">
          <text:p text:style-name="P1">App MSI'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5cm" svg:height="2cm" svg:x="14cm" svg:y="2cm">
          <text:p text:style-name="P1">App MSI'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5cm" svg:height="2cm" svg:x="2.6cm" svg:y="25.7cm">
          <text:p text:style-name="P1">App MSI'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5cm" svg:height="2cm" svg:x="2.3cm" svg:y="25.3cm">
          <text:p text:style-name="P1">App MSI'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5cm" svg:height="2cm" svg:x="2cm" svg:y="25cm">
          <text:p text:style-name="P1">Fi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6T14:53:16.272000000</meta:creation-date>
    <dc:date>2015-06-16T15:08:02.521000000</dc:date>
    <meta:editing-duration>PT14M42S</meta:editing-duration>
    <meta:editing-cycles>10</meta:editing-cycles>
    <meta:generator>LibreOffice/4.4.0.3$Windows_x86 LibreOffice_project/de093506bcdc5fafd9023ee680b8c60e3e0645d7</meta:generator>
    <meta:document-statistic meta:object-count="23"/>
  </office:meta>
</office:document-meta>
</file>